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5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O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Toy_data</text:p>
          </table:table-cell>
          <table:table-cell office:value-type="string" calcext:value-type="string">
            <text:p>Scale_data</text:p>
          </table:table-cell>
          <table:table-cell office:value-type="string" calcext:value-type="string">
            <text:p>Rotation_data</text:p>
          </table:table-cell>
          <table:table-cell office:value-type="string" calcext:value-type="string">
            <text:p>Deformation_data</text:p>
          </table:table-cell>
          <table:table-cell office:value-type="string" calcext:value-type="string">
            <text:p>Translation_data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2" calcext:value-type="float">
            <text:p>0.4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952" calcext:value-type="float">
            <text:p>0.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6" calcext:value-type="float">
            <text:p>0.0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82" calcext:value-type="float">
            <text:p>0.10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168" calcext:value-type="float">
            <text:p>0.816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79" calcext:value-type="float">
            <text:p>0.81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308" calcext:value-type="float">
            <text:p>0.83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314" calcext:value-type="float">
            <text:p>0.83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302" calcext:value-type="float">
            <text:p>0.830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34" calcext:value-type="float">
            <text:p>0.64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78" calcext:value-type="float">
            <text:p>0.63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29" calcext:value-type="float">
            <text:p>0.642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455" calcext:value-type="float">
            <text:p>0.645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457" calcext:value-type="float">
            <text:p>0.645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85" calcext:value-type="float">
            <text:p>0.638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005" calcext:value-type="float">
            <text:p>0.600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94" calcext:value-type="float">
            <text:p>0.739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86" calcext:value-type="float">
            <text:p>0.598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01" calcext:value-type="float">
            <text:p>0.570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04" calcext:value-type="float">
            <text:p>0.600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94" calcext:value-type="float">
            <text:p>0.929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86" calcext:value-type="float">
            <text:p>0.928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43" calcext:value-type="float">
            <text:p>0.934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12" calcext:value-type="float">
            <text:p>0.931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74" calcext:value-type="float">
            <text:p>0.857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53" calcext:value-type="float">
            <text:p>0.855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68" calcext:value-type="float">
            <text:p>0.586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4" calcext:value-type="float">
            <text:p>0.857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67" calcext:value-type="float">
            <text:p>0.856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4" calcext:value-type="float">
            <text:p>0.8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 style:data-style-name="N2" text:time-value="14:40:08.549147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5:00:35.641649114</meta:creation-date>
    <meta:generator>LibreOffice/5.1.6.2$Linux_X86_64 LibreOffice_project/10m0$Build-2</meta:generator>
    <dc:date>2019-06-14T10:04:31.787552321</dc:date>
    <meta:editing-duration>P1DT19H27M33S</meta:editing-duration>
    <meta:editing-cycles>4</meta:editing-cycles>
    <meta:document-statistic meta:table-count="1" meta:cell-count="369" meta:object-count="0"/>
  </office:meta>
</office:document-meta>
</file>